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face style:name="Times New Roman1" svg:font-family="'Times New Roman'" style:font-family-generic="roman"/>
    <style:font-face style:name="Arial2" svg:font-family="Arial" style:font-family-generic="swiss"/>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828cm" fo:margin-left="-0.191cm" fo:margin-top="0cm" fo:margin-bottom="0cm" table:align="left"/>
    </style:style>
    <style:style style:name="Tableau1.A" style:family="table-column">
      <style:table-column-properties style:column-width="2.383cm"/>
    </style:style>
    <style:style style:name="Tableau1.B" style:family="table-column">
      <style:table-column-properties style:column-width="3.14cm"/>
    </style:style>
    <style:style style:name="Tableau1.C" style:family="table-column">
      <style:table-column-properties style:column-width="11.305cm"/>
    </style:style>
    <style:style style:name="Tableau1.1" style:family="table-row">
      <style:table-row-properties fo:keep-together="auto"/>
    </style:style>
    <style:style style:name="Tableau1.A1" style:family="table-cell">
      <style:table-cell-properties style:vertical-align="" fo:padding="0cm" fo:border="0.5pt solid #000001"/>
    </style:style>
    <style:style style:name="P1" style:family="paragraph" style:parent-style-name="Standard">
      <style:text-properties style:font-name="Times New Roman1" fo:font-size="12pt" fo:language="fr" fo:country="FR" style:font-size-asian="12pt"/>
    </style:style>
    <style:style style:name="P2" style:family="paragraph" style:parent-style-name="Standard">
      <style:paragraph-properties fo:text-align="end" style:justify-single-word="false"/>
      <style:text-properties style:font-name="Times New Roman1" fo:font-size="12pt" fo:language="fr" fo:country="FR" style:font-size-asian="12pt"/>
    </style:style>
    <style:style style:name="P3" style:family="paragraph" style:parent-style-name="Standard">
      <style:text-properties style:font-name="Times New Roman1" fo:font-size="12pt" fo:language="fr" fo:country="FR" style:text-underline-style="solid" style:text-underline-width="auto" style:text-underline-color="font-color" style:font-size-asian="12pt"/>
    </style:style>
    <style:style style:name="P4" style:family="paragraph" style:parent-style-name="Standard">
      <style:text-properties style:font-name="Times New Roman1" fo:font-size="12pt" fo:language="fr" fo:country="FR" fo:font-weight="bold" style:font-size-asian="12pt" style:font-weight-asian="bold"/>
    </style:style>
    <style:style style:name="P5" style:family="paragraph" style:parent-style-name="Standard">
      <style:text-properties fo:font-size="9pt" fo:language="fr" fo:country="FR" style:font-size-asian="9pt"/>
    </style:style>
    <style:style style:name="P6" style:family="paragraph" style:parent-style-name="Standard">
      <style:text-properties fo:language="fr" fo:country="FR"/>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margin-left="0cm" fo:margin-right="0cm" fo:text-align="start" style:justify-single-word="false" fo:orphans="2" fo:widows="2" fo:text-indent="0cm" style:auto-text-indent="false" style:vertical-align="auto"/>
      <style:text-properties style:font-name="Arial1" fo:font-size="11pt" fo:language="fr" fo:country="FR" style:font-size-asian="11pt" style:language-asian="en" style:country-asian="US"/>
    </style:style>
    <style:style style:name="P9" style:family="paragraph" style:parent-style-name="Standard">
      <style:paragraph-properties fo:margin-left="0cm" fo:margin-right="0cm" fo:text-align="center" style:justify-single-word="false" fo:orphans="2" fo:widows="2" fo:text-indent="0cm" style:auto-text-indent="false" style:vertical-align="auto"/>
      <style:text-properties fo:language="fr" fo:country="FR"/>
    </style:style>
    <style:style style:name="P10" style:family="paragraph" style:parent-style-name="Standard">
      <style:paragraph-properties fo:break-before="page"/>
      <style:text-properties fo:language="fr" fo:country="FR"/>
    </style:style>
    <style:style style:name="P11" style:family="paragraph" style:parent-style-name="Standard" style:list-style-name="WWNum2">
      <style:paragraph-properties fo:margin-left="1.27cm" fo:margin-right="0cm" fo:text-indent="-0.635cm" style:auto-text-indent="false">
        <style:tab-stops>
          <style:tab-stop style:position="1.27cm"/>
        </style:tab-stops>
      </style:paragraph-properties>
      <style:text-properties style:font-name="Times New Roman1" fo:font-size="12pt" fo:language="fr" fo:country="FR" style:font-size-asian="12pt"/>
    </style:style>
    <style:style style:name="P12" style:family="paragraph" style:parent-style-name="Standard" style:list-style-name="WWNum6">
      <style:paragraph-properties fo:margin-left="1.27cm" fo:margin-right="0cm" fo:text-indent="-0.635cm" style:auto-text-indent="false">
        <style:tab-stops>
          <style:tab-stop style:position="1.27cm"/>
        </style:tab-stops>
      </style:paragraph-properties>
      <style:text-properties style:font-name="Times New Roman1" fo:font-size="12pt" fo:language="fr" fo:country="FR" style:font-size-asian="12pt"/>
    </style:style>
    <style:style style:name="P13" style:family="paragraph" style:parent-style-name="Standard" style:list-style-name="WWNum3">
      <style:paragraph-properties fo:margin-left="1.27cm" fo:margin-right="0cm" fo:text-indent="-0.635cm" style:auto-text-indent="false">
        <style:tab-stops>
          <style:tab-stop style:position="1.27cm"/>
        </style:tab-stops>
      </style:paragraph-properties>
      <style:text-properties fo:language="fr" fo:country="FR"/>
    </style:style>
    <style:style style:name="P14" style:family="paragraph" style:parent-style-name="Standard">
      <style:paragraph-properties fo:text-align="center" style:justify-single-word="false" fo:padding-left="0.141cm" fo:padding-right="0.141cm" fo:padding-top="0.035cm" fo:padding-bottom="0.035cm" fo:border="0.51pt solid #000001"/>
    </style:style>
    <style:style style:name="P15" style:family="paragraph" style:parent-style-name="Heading_20_1">
      <style:paragraph-properties fo:text-align="end" style:justify-single-word="false"/>
      <style:text-properties fo:language="fr" fo:country="FR"/>
    </style:style>
    <style:style style:name="P16" style:family="paragraph" style:parent-style-name="Heading_20_1" style:master-page-name="Standard">
      <style:paragraph-properties fo:text-align="end" style:justify-single-word="false" style:page-number="auto"/>
      <style:text-properties fo:font-size="28pt" fo:language="fr" fo:country="FR" style:font-size-asian="28pt"/>
    </style:style>
    <style:style style:name="P17" style:family="paragraph" style:parent-style-name="Heading_20_2">
      <style:text-properties fo:language="fr" fo:country="FR"/>
    </style:style>
    <style:style style:name="P18" style:family="paragraph" style:parent-style-name="Hints">
      <style:text-properties fo:language="fr" fo:country="FR"/>
    </style:style>
    <style:style style:name="P19" style:family="paragraph" style:parent-style-name="Header">
      <style:paragraph-properties fo:margin-left="0cm" fo:margin-right="0cm" fo:text-align="start"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fo:language="fr" fo:country="FR"/>
    </style:style>
    <style:style style:name="P20" style:family="paragraph" style:parent-style-name="Footer">
      <style:paragraph-properties fo:margin-left="0cm" fo:margin-right="0cm" fo:text-align="start"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style:font-name="Arial1" fo:font-size="9pt" fo:language="fr" fo:country="FR" style:font-size-asian="9pt" style:language-asian="en" style:country-asian="US"/>
    </style:style>
    <style:style style:name="T1" style:family="text">
      <style:text-properties fo:font-size="28pt" style:font-size-asian="28pt"/>
    </style:style>
    <style:style style:name="T2" style:family="text">
      <style:text-properties fo:font-size="28pt" officeooo:rsid="0008118c" style:font-size-asian="28pt"/>
    </style:style>
    <style:style style:name="T3" style:family="text">
      <style:text-properties fo:font-size="11pt" style:font-size-asian="11pt"/>
    </style:style>
    <style:style style:name="T4" style:family="text">
      <style:text-properties fo:font-style="italic" style:font-style-asian="italic"/>
    </style:style>
    <style:style style:name="T5" style:family="text">
      <style:text-properties style:font-name="Arial1" fo:font-size="11pt" style:font-size-asian="11pt" style:language-asian="en" style:country-asian="US"/>
    </style:style>
    <style:style style:name="T6" style:family="text">
      <style:text-properties style:font-name="Arial1" fo:font-size="11pt" officeooo:rsid="0008118c" style:font-size-asian="11pt" style:language-asian="en" style:country-asian="US"/>
    </style:style>
    <style:style style:name="T7" style:family="text">
      <style:text-properties style:font-name="Arial1" fo:font-size="9pt" style:font-size-asian="9pt" style:language-asian="en" style:country-asian="US"/>
    </style:style>
    <style:style style:name="T8" style:family="text">
      <style:text-properties style:font-name="Arial1" fo:font-size="9pt" style:font-size-asian="9pt" style:language-asian="fr" style:country-asian="FR"/>
    </style:style>
    <style:style style:name="T9" style:family="text">
      <style:text-properties fo:language="en" fo:country="US"/>
    </style:style>
    <style:style style:name="T10" style:family="text">
      <style:text-properties fo:color="#808080" fo:font-size="10pt" style:font-size-asian="10pt"/>
    </style:style>
    <style:style style:name="T11" style:family="text">
      <style:text-properties fo:color="#0000ff" style:font-name="Times New Roman1" fo:font-size="12pt" fo:language="fr" fo:country="FR" style:text-underline-style="solid" style:text-underline-width="auto" style:text-underline-color="font-color" style:font-size-asian="12pt"/>
    </style:style>
    <style:style style:name="T12" style:family="text">
      <style:text-properties style:font-name="Times New Roman1" fo:font-size="12pt" style:font-size-asian="12pt"/>
    </style:style>
    <style:style style:name="T13" style:family="text">
      <style:text-properties style:font-name="Times New Roman1" fo:font-size="12pt" officeooo:rsid="0008118c" style:font-size-asian="12pt"/>
    </style:style>
    <style:style style:name="T14" style:family="text">
      <style:text-properties style:font-name="Times New Roman1" fo:font-size="12pt" fo:font-weight="bold" style:font-size-asian="12pt" style:font-weight-asian="bold"/>
    </style:style>
    <style:style style:name="T15" style:family="text">
      <style:text-properties style:font-name="Times New Roman1" fo:font-size="12pt" style:text-underline-style="solid" style:text-underline-width="auto" style:text-underline-color="font-color" style:font-size-asian="12pt"/>
    </style:style>
    <style:style style:name="T16" style:family="text">
      <style:text-properties fo:language="fr" fo:country="FR"/>
    </style:style>
    <style:style style:name="T17" style:family="text">
      <style:text-properties officeooo:rsid="000811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h text:style-name="P15" text:outline-level="1"><text:span text:style-name="T2">Modèle de </text:span><text:span text:style-name="T1">Use Case</text:span></text:h>
      <text:p text:style-name="P2"/>
      <text:p text:style-name="P7"><text:span text:style-name="T3">Version 1.20</text:span></text:p>
      <text:p text:style-name="P6"/>
      <text:p text:style-name="P5"/>
      <text:h text:style-name="P17" text:outline-level="2"><text:span text:style-name="T17">Historique des Révisions</text:span><text:line-break/></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text:span text:style-name="T5">Date</text:span></text:p>
          </table:table-cell>
          <table:table-cell table:style-name="Tableau1.A1" office:value-type="string">
            <text:p text:style-name="P9"><text:span text:style-name="T5">Auth</text:span><text:span text:style-name="T6">eur</text:span></text:p>
          </table:table-cell>
          <table:table-cell table:style-name="Tableau1.A1" office:value-type="string">
            <text:p text:style-name="P9"><text:span text:style-name="T5">Description </text:span><text:span text:style-name="T6">du</text:span><text:span text:style-name="T5"> change</text:span><text:span text:style-name="T6">ment</text:span></text:p>
          </table:table-cell>
        </table:table-row>
        <table:table-row table:style-name="Tableau1.1">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8"/>
          </table:table-cell>
        </table:table-row>
        <table:table-row table:style-name="Tableau1.1">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8"/>
          </table:table-cell>
        </table:table-row>
        <table:table-row table:style-name="Tableau1.1">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8"/>
          </table:table-cell>
        </table:table-row>
        <table:table-row table:style-name="Tableau1.1">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8"/>
          </table:table-cell>
        </table:table-row>
        <table:table-row table:style-name="Tableau1.1">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8"/>
          </table:table-cell>
        </table:table-row>
        <table:table-row table:style-name="Tableau1.1">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8"/>
          </table:table-cell>
        </table:table-row>
        <table:table-row table:style-name="Tableau1.1">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8"/>
          </table:table-cell>
        </table:table-row>
      </table:table>
      <text:p text:style-name="P6"><text:span text:style-name="T10"/></text:p>
      <text:p text:style-name="P10"><text:span text:style-name="T12">Use Case: &lt;E</text:span><text:span text:style-name="T13">nom du use case</text:span><text:span text:style-name="T12">&gt;</text:span></text:p>
      <text:p text:style-name="P18">&lt;<text:span text:style-name="T17">Entrer un nom cours pour le</text:span> Use Case <text:span text:style-name="T17">en utilisant un verbe dans la mini phrase</text:span>.</text:p>
      <text:p text:style-name="P18">e.g. <text:span text:style-name="T17">retirer argent, louer une vidéo, calculer salaire, etc..</text:span>,</text:p>
      <text:p text:style-name="P1"/>
      <text:p text:style-name="P6"><text:span text:style-name="T14">Id</text:span><text:span text:style-name="T12">: <text:s/>UC- &lt;</text:span><text:span text:style-name="T13">Un identifiant unique</text:span><text:span text:style-name="T12">&gt;</text:span></text:p>
      <text:p text:style-name="P18">&lt;<text:span text:style-name="T17">exemlple</text:span>. UC-113&gt;</text:p>
      <text:p text:style-name="P1"/>
      <text:p text:style-name="P6"><text:span text:style-name="T14">Description</text:span></text:p>
      <text:p text:style-name="P6"><text:span text:style-name="T12">&lt;</text:span><text:span text:style-name="T13">Description brèves quelques lignes ...</text:span><text:span text:style-name="T12">&gt;</text:span></text:p>
      <text:p text:style-name="P6"/>
      <text:p text:style-name="P1"/>
      <text:p text:style-name="P6"><text:span text:style-name="T14">Level: </text:span><text:span text:style-name="T12">&lt;</text:span><text:span text:style-name="T13">Importance du Use case</text:span><text:span text:style-name="T12">&gt;</text:span></text:p>
      <text:p text:style-name="P18">&lt;Enter the goal level of this Use Case. Specify whether the Use Case level is - High Level Summary, <text:s/>Summary, User Goal, Sub-Function, Low Level&gt;</text:p>
      <text:p text:style-name="P1"/>
      <text:p text:style-name="P6"><text:span text:style-name="T14">Primary Actor</text:span></text:p>
      <text:p text:style-name="P6"><text:span text:style-name="T12">&lt;</text:span><text:span text:style-name="T13">Liste des acteurs primaires</text:span><text:span text:style-name="T12">&gt;</text:span><text:line-break/></text:p>
      <text:p text:style-name="P18">&lt;List the Actor who’s goal is being satisfied by this Use Case and has the primary interest in the outcome of this Use Case.</text:p>
      <text:p text:style-name="P18">e.g. Store Clerk&gt;</text:p>
      <text:p text:style-name="P1"/>
      <text:p text:style-name="P6"><text:span text:style-name="T14">Supporting Actors</text:span></text:p>
      <text:p text:style-name="P6"><text:span text:style-name="T12">&lt;</text:span><text:span text:style-name="T13">Acteur secondaire ou utiles</text:span><text:span text:style-name="T12">&gt;</text:span></text:p>
      <text:p text:style-name="P1"/>
      <text:p text:style-name="P18">&lt;List the Actors who have a supporting role in helping the Primary Actor achieve his or her goal. </text:p>
      <text:p text:style-name="P18">e.g. Customer, Store Manager&gt;</text:p>
      <text:p text:style-name="P1"/>
      <text:p text:style-name="P6"><text:span text:style-name="T14">Stakeholders and Interests</text:span></text:p>
      <text:p text:style-name="P6"><text:span text:style-name="T12">&lt;</text:span><text:span text:style-name="T13">Les intervenant s+ ou -</text:span><text:span text:style-name="T12">&gt;</text:span></text:p>
      <text:p text:style-name="P1"/>
      <text:p text:style-name="P18">&lt;List the various entities who may not directly interact with the system but they may have an interest in the outcome of the use case. Identifying stakeholders and interests often helps in discovering hidden requirements which are not readily apparent or mentioned directly by the users during discussions.<text:line-break/>e.g. In a Use Case ‘Generate Salary Stub’, the entity Internal Revenue Service(IRS) has no direct interaction, however, it sure has interest in ensuring that the proper tax deduction has been made from the employee’s salary. This can be written as follows:<text:line-break/><text:line-break/>Internal Revenue Service – Has interest in ensuring that the tax deduction is made from each employee’s salary as per the tax table.&gt; </text:p>
      <text:p text:style-name="P1"/>
      <text:p text:style-name="P6"><text:span text:style-name="T14">Pre-Conditions</text:span></text:p>
      <text:p text:style-name="P6"><text:span text:style-name="T12">&lt;List Pre-Conditions here&gt;</text:span></text:p>
      <text:p text:style-name="P18"><text:line-break/>&lt; List the system state/conditions which must be true before this Use Case can be executed.</text:p>
      <text:p text:style-name="P18">e.g. Store Clerk must be logged in to system.&gt;</text:p>
      <text:p text:style-name="P1"/>
      <text:p text:style-name="P1"/>
      <text:p text:style-name="P6"><text:span text:style-name="T14">Post Conditions</text:span></text:p>
      <text:p text:style-name="P1"/>
      <text:p text:style-name="P6"><text:soft-page-break/><text:span text:style-name="T15">Success end condition</text:span></text:p>
      <text:p text:style-name="P6"><text:span text:style-name="T12">&lt;List success end condition here&gt;</text:span></text:p>
      <text:p text:style-name="P1"/>
      <text:p text:style-name="P18">&lt;Enter the successful end condition of the Use Case where the Primary Actor’s goal is satisfied.</text:p>
      <text:p text:style-name="P18">e.g. Video is rented to the customer and customer is charged for the rental. Rental store’s inventory is updated to reflect the rented video.&gt; </text:p>
      <text:p text:style-name="P3"/>
      <text:p text:style-name="P6"><text:span text:style-name="T15">Failure end condition</text:span><text:span text:style-name="T12">:</text:span></text:p>
      <text:p text:style-name="P6"><text:span text:style-name="T12">&lt;List failure end condition here&gt;</text:span></text:p>
      <text:p text:style-name="P1"/>
      <text:p text:style-name="P18">&lt; Enter the failure end condition of the Use Case if the Primary Actor’s goal has not been achieved.</text:p>
      <text:p text:style-name="P18">e.g. Customer is unable to rent the video. Rental Store’s video inventory remains unchanged.&gt;</text:p>
      <text:p text:style-name="P1"/>
      <text:p text:style-name="P6"><text:span text:style-name="T15">Minimal Guarantee</text:span></text:p>
      <text:p text:style-name="P6"><text:span text:style-name="T12">&lt;List minimal guarantee here&gt;</text:span></text:p>
      <text:p text:style-name="P18"><text:line-break/>&lt; The guarantee or assurance that this Use Case provides to all Actors and Stakeholders to protect their interest regardless of whether the Use Case ends with success or failure.</text:p>
      <text:p text:style-name="P18">e.g. For Withdraw Cash (ATM Use Case), minimal guarantee could be, Customer is logged out of the ATM system.<text:line-break/>This minimum guarantee ensures that the system will ensure that no unauthorized withdrawals can be made from the ATM thus protecting the interest of the Bank Customer as well as the Bank’s stakeholders. &gt;</text:p>
      <text:p text:style-name="P1"/>
      <text:p text:style-name="P6"><text:span text:style-name="T14">Trigger</text:span></text:p>
      <text:p text:style-name="P6"><text:span text:style-name="T12">&lt;List Use Case trigger here&gt;</text:span></text:p>
      <text:p text:style-name="P18"><text:line-break/>&lt;The event that starts this Use Case.</text:p>
      <text:p text:style-name="P18">Example</text:p>
      <text:p text:style-name="P18">For <text:span text:style-name="T4">Rent Video</text:span> Use Case - Customer brings the Video to the sales counter.</text:p>
      <text:p text:style-name="P18">For <text:span text:style-name="T4">Withdraw Cash</text:span> Use Case - Customer inserts the bank card into the ATM machine.&gt;</text:p>
      <text:h text:style-name="P17" text:outline-level="2">Main Success Scenario</text:h>
      <text:list xml:id="list6585749555747090713" text:style-name="WWNum3">
        <text:list-item>
          <text:p text:style-name="P13"><text:span text:style-name="T12">&lt;Enter steps here&gt;</text:span></text:p>
        </text:list-item>
        <text:list-item>
          <text:p text:style-name="P13"><text:span text:style-name="T12">&lt;Enter steps here&gt;</text:span></text:p>
        </text:list-item>
        <text:list-item>
          <text:p text:style-name="P13"><text:span text:style-name="T12">&lt;Enter steps here&gt;</text:span></text:p>
        </text:list-item>
      </text:list>
      <text:p text:style-name="P1"/>
      <text:p text:style-name="P1"/>
      <text:p text:style-name="P18">&lt;Enter the Main flow of events. i.e. The steps narrating/illustrating the interaction between Actors and the System. Describe Actor’s actions/stimuli and how the system responds to those stimuli. Describe the ‘happy path/day’ scenario, meaning the straight and simple path where everything goes ‘right’ and enables the primary actor to accomplish his or her goal. Main flow/path should always end with a success end condition.&gt;</text:p>
      <text:p text:style-name="P1"/>
      <text:h text:style-name="P17" text:outline-level="2">Extensions</text:h>
      <text:p text:style-name="P1"/>
      <text:p text:style-name="P6"><text:span text:style-name="T12">&lt;Enter Extensions and their steps here&gt;</text:span></text:p>
      <text:p text:style-name="P1"/>
      <text:p text:style-name="P18">&lt;Enter any extensions here. Extensions are branches from the main flow to handle special conditions. They also known as Alternate flows or Exception flows. For each extension reference the branching step number of the Main flow and the condition which must be true in order for this extension to be executed. <text:s/></text:p>
      <text:p text:style-name="P18"><text:soft-page-break/>Example of an Extension in Rent Video Use Case: </text:p>
      <text:p text:style-name="P18"/>
      <text:p text:style-name="P18">4a. In step 4, if the customer has accumulated late returns fee greater than ten dollars</text:p>
      <text:p text:style-name="P18">1. System will prompt for payment of the dues</text:p>
      <text:p text:style-name="P18">2. Customer pays the dues</text:p>
      <text:p text:style-name="P18">3. Store clerk adds the amount to the total</text:p>
      <text:p text:style-name="P18">4. Use Case resumes on step 4. </text:p>
      <text:p text:style-name="P18">&gt;</text:p>
      <text:p text:style-name="P4"/>
      <text:h text:style-name="P17" text:outline-level="2">Variations</text:h>
      <text:p text:style-name="P6"><text:span text:style-name="T12">&lt;Enter variations here&gt;</text:span><text:line-break/></text:p>
      <text:p text:style-name="P18">&lt;Enter any data entry or technology variations such as – different methods of data input, screen/module invocation, etc. </text:p>
      <text:p text:style-name="P18">e.g. <text:line-break/>3’. In step 3, instead of reading Video Id using a bar code scanner, the store clerk may enter it directly using the keyboard.&gt;</text:p>
      <text:p text:style-name="P1"/>
      <text:p text:style-name="P4"/>
      <text:p text:style-name="P6"><text:span text:style-name="T14">Frequency: <text:s/></text:span><text:span text:style-name="T12">&lt;Enter Frequency of execution here&gt;</text:span></text:p>
      <text:p text:style-name="P1"/>
      <text:p text:style-name="P18">&lt; How often will this Use Case be executed. This information is primarily useful for designers.</text:p>
      <text:p text:style-name="P18">e.g. enter values such as 50 per hour, 200 per day, <text:s/>once a week, once a year, etc.&gt;</text:p>
      <text:p text:style-name="P1"/>
      <text:p text:style-name="P6"><text:span text:style-name="T14">Assumptions</text:span></text:p>
      <text:p text:style-name="P1"/>
      <text:p text:style-name="P18">&lt;Enter any assumptions, if any, that have been made while writing this Use Case.</text:p>
      <text:p text:style-name="P18">e.g. For <text:span text:style-name="T4">Withdraw Cash</text:span> Use Case(ATM system) an assumption could be: <text:line-break/>The Bank Customer understands either English or Spanish language.&gt;</text:p>
      <text:p text:style-name="P4"/>
      <text:h text:style-name="P17" text:outline-level="2">Special Requirements </text:h>
      <text:p text:style-name="P1"/>
      <text:p text:style-name="P18"><text:line-break/>&lt;Enter any special requirements such as <text:s/>Performance requirements, Security requirements, User interface requirements, etc. Examples:</text:p>
      <text:p text:style-name="P18"/>
      <text:p text:style-name="P18">Performance </text:p>
      <text:p text:style-name="P18">1. The ATM shall dispense cash within 15 seconds of user request.</text:p>
      <text:p text:style-name="P18"/>
      <text:p text:style-name="P18">User Interface </text:p>
      <text:p text:style-name="P18">1. The ATM shall display all options and messages in English and Spanish languages.</text:p>
      <text:p text:style-name="P18"><text:line-break/>2. The height of letters displayed on the display console shall not be smaller than 0.5 inches. (Reference - Americans with Disabilities Act, Document xxx, para xxx).</text:p>
      <text:p text:style-name="P18"/>
      <text:p text:style-name="P18">Security </text:p>
      <text:p text:style-name="P18">1. The system shall display the letters of PIN numbers in a masked format when they are entered by the customer. <text:line-break/>i.e. Mask the PIN with characters such as ****. Rationale – This is to ensure that a bystander will not be able <text:soft-page-break/>to read the PIN being entered by the customer.<text:line-break/></text:p>
      <text:p text:style-name="P18">2. The ATM system will allow user to Cancel the transaction at any point and eject the ATM card within 3 seconds. Rationale – In case the customer in duress/in fear of own security he/she needs to quickly get away.</text:p>
      <text:p text:style-name="P18"/>
      <text:p text:style-name="P18">3. The ATM system shall not print the customer’s account number on the receipt of the transaction.</text:p>
      <text:p text:style-name="P18"><text:s/>&gt;</text:p>
      <text:p text:style-name="P1"/>
      <text:p text:style-name="P1"/>
      <text:h text:style-name="P17" text:outline-level="2">Issues </text:h>
      <text:p text:style-name="P1"/>
      <text:list xml:id="list5678538909081734248" text:style-name="WWNum2">
        <text:list-item>
          <text:p text:style-name="P11"/>
        </text:list-item>
      </text:list>
      <text:p text:style-name="P1"/>
      <text:p text:style-name="P18">&lt;List any issues related to the definition of the use case. </text:p>
      <text:p text:style-name="P18">Example</text:p>
      <text:p text:style-name="P18">1.What is the maximum size of the PIN that a use can have? &gt;</text:p>
      <text:p text:style-name="P1"/>
      <text:p text:style-name="P1"/>
      <text:h text:style-name="P17" text:outline-level="2">To do</text:h>
      <text:p text:style-name="P1"/>
      <text:list xml:id="list9127919863068936689" text:style-name="WWNum6">
        <text:list-item>
          <text:p text:style-name="P12"/>
        </text:list-item>
      </text:list>
      <text:p text:style-name="P18">&lt;List any work or follow-ups that remain to be done on this use case. </text:p>
      <text:p text:style-name="P18">Example</text:p>
      <text:p text:style-name="P18">1. Obtain the sales tax table for computation of tax on video rentals from user.</text:p>
      <text:p text:style-name="P18">2. Need to ensure that we have covered all parties under the ‘Stakeholders and Interests’ heading. &gt;</text:p>
      <text:p text:style-name="P1"/>
      <text:p text:style-name="P1"/>
      <text:p text:style-name="P1"/>
      <text:p text:style-name="P1"/>
      <text:p text:style-name="P14"><text:span text:style-name="T16">To learn more about “TopTeam Analyst for Use Cases” visit </text:span><text:a xlink:type="simple" xlink:href="http://www.technosolutions.com"><text:span text:style-name="Internet_20_link"><text:span text:style-name="T11">www.technosolutions.com</text:span></text:span></text:a><text:span text:style-name="T16"> </text:span></text:p>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1" svg:font-family="Arial" style:font-family-generic="roman"/>
    <style:font-face style:name="Times New Roman1" svg:font-family="'Times New Roman'" style:font-family-generic="roman"/>
    <style:font-face style:name="Arial2" svg:font-family="Arial" style:font-family-generic="swiss"/>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2" fo:font-family="Arial" style:font-family-generic="swiss" fo:font-size="16pt" fo:font-weight="bold" style:letter-kerning="true" style:font-size-asian="16pt" style:language-asian="en" style:country-asian="US" style:font-weight-asian="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2" fo:font-family="Arial" style:font-family-generic="swiss" fo:font-size="14pt" fo:font-weight="bold" style:font-size-asian="14pt" style:language-asian="en" style:country-asian="US" style:font-weight-asian="bold"/>
    </style:style>
    <style:style style:name="Heading_20_3" style:display-name="Heading 3" style:family="paragraph" style:parent-style-name="Heading" style:next-style-name="Text_20_body" style:default-outline-level="3" style:class="text">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2" fo:font-family="Arial" style:font-family-generic="swiss" fo:font-size="13pt" fo:font-weight="bold" style:font-size-asian="13pt" style:language-asian="en" style:country-asian="US" style:font-weight-asian="bold"/>
    </style:style>
    <style:style style:name="Heading_20_4" style:display-name="Heading 4" style:family="paragraph" style:parent-style-name="Heading" style:next-style-name="Text_20_body" style:default-outline-level="4" style:class="text">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fo:font-size="14pt" fo:font-weight="bold" style:font-size-asian="14pt" style:language-asian="en" style:country-asian="US" style:font-weight-asian="bold"/>
    </style:style>
    <style:style style:name="Heading_20_5" style:display-name="Heading 5" style:family="paragraph" style:parent-style-name="Heading" style:next-style-name="Text_20_body" style:default-outline-level="5" style:class="text">
      <style:paragraph-properties fo:margin-left="0cm" fo:margin-right="0cm" fo:margin-top="0.423cm" fo:margin-bottom="0.106cm" style:contextual-spacing="false" fo:text-align="start" style:justify-single-word="false" fo:orphans="2" fo:widows="2" fo:text-indent="0cm" style:auto-text-indent="false" style:vertical-align="auto"/>
      <style:text-properties fo:font-size="13pt" fo:font-style="italic" fo:font-weight="bold" style:font-size-asian="13pt" style:language-asian="en" style:country-asian="US" style:font-style-asian="italic" style:font-weight-asian="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7.62cm" style:type="center"/>
          <style:tab-stop style:position="15.24cm" style:type="right"/>
        </style:tab-stops>
      </style:paragraph-properties>
      <style:text-properties fo:font-size="12pt" style:font-size-asian="12pt" style:language-asian="en" style:country-asian="US"/>
    </style:style>
    <style:style style:name="Foot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7.62cm" style:type="center"/>
          <style:tab-stop style:position="15.24cm" style:type="right"/>
        </style:tab-stops>
      </style:paragraph-properties>
      <style:text-properties fo:font-size="12pt" style:font-size-asian="12pt" style:language-asian="en" style:country-asian="US"/>
    </style:style>
    <style:style style:name="Hints" style:family="paragraph" style:default-outline-level="">
      <style:paragraph-properties fo:margin-left="0cm" fo:margin-right="0cm" fo:text-align="start" style:justify-single-word="false" fo:orphans="2" fo:widows="2" fo:text-indent="0cm" style:auto-text-indent="false" style:vertical-align="auto"/>
      <style:text-properties style:font-name="Arial1" fo:font-family="Arial" style:font-family-generic="roman" fo:font-size="10pt" style:font-size-asian="10pt" style:language-asian="en" style:country-asian="US"/>
    </style:style>
    <style:style style:name="Default_20_Paragraph_20_Font" style:display-name="Default Paragraph Font" style:family="text"/>
    <style:style style:name="Hints_20_Char" style:display-name="Hints Char" style:family="text" style:parent-style-name="Default_20_Paragraph_20_Font">
      <style:text-properties style:font-name="Arial1" fo:font-family="Arial" style:font-family-generic="roman" style:language-asian="fr" style:country-asian="FR"/>
    </style:style>
    <style:style style:name="Internet_20_link" style:display-name="Internet link" style:family="text" style:parent-style-name="Default_20_Paragraph_20_Font">
      <style:text-properties fo:color="#000080"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fo:language="fr" fo:country="FR"/>
    </style:style>
    <style:style style:name="MP2" style:family="paragraph" style:parent-style-name="Footer">
      <style:paragraph-properties fo:margin-left="0cm" fo:margin-right="0cm" fo:text-align="start"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style:font-name="Arial1" fo:font-size="9pt" fo:language="fr" fo:country="FR" style:font-size-asian="9pt" style:language-asian="en" style:country-asian="US"/>
    </style:style>
    <style:style style:name="MT1" style:family="text">
      <style:text-properties style:font-name="Arial1" fo:font-size="9pt" style:font-size-asian="9pt" style:language-asian="en" style:country-asian="US"/>
    </style:style>
    <style:style style:name="MT2" style:family="text">
      <style:text-properties style:font-name="Arial1" fo:font-size="9pt" style:font-size-asian="9pt" style:language-asian="fr" style:country-asian="FR"/>
    </style:style>
    <style:page-layout style:name="Mpm1">
      <style:page-layout-properties fo:page-width="21.59cm" fo:page-height="27.94cm" style:num-format="1" style:print-orientation="portrait" fo:margin-top="2.54cm" fo:margin-bottom="1.27cm" fo:margin-left="1.905cm" fo:margin-right="2.54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span text:style-name="MT1"><text:s/><text:tab/></text:span><text:span text:style-name="MT2"><text:file-name text:display="name">Use_Case_Template</text:file-name></text:span><text:span text:style-name="MT1"><text:tab/>Page </text:span><text:span text:style-name="MT2"><text:page-number text:select-page="current">5</text:page-number></text:span><text:span text:style-name="MT1"> of </text:span><text:span text:style-name="MT2"><text:page-count>5</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Template</dc:title>
    <meta:initial-creator>TechnoSolutions Corp.</meta:initial-creator>
    <meta:creation-date>2005-04-15T21:29:00</meta:creation-date>
    <dc:date>2014-02-17T17:18:06.543750544</dc:date>
    <meta:print-date>2005-04-15T16:12:00</meta:print-date>
    <meta:editing-cycles>8</meta:editing-cycles>
    <meta:editing-duration>PT2S</meta:editing-duration>
    <dc:creator>Pascal Fares</dc:creator>
    <meta:document-statistic meta:table-count="1" meta:image-count="0" meta:object-count="0" meta:page-count="5" meta:paragraph-count="99" meta:word-count="1111" meta:character-count="6646" meta:non-whitespace-character-count="5596"/>
    <meta:generator>LibreOffice/4.1.3.2$Linux_X86_64 LibreOffice_project/410m0$Build-2</meta:generator>
    <meta:user-defined meta:name="Company">TechnoSolutions Corp.</meta:user-defined>
    <meta:user-defined meta:name="Operator">TechnoSolutions</meta:user-defined>
  </office:meta>
</office:document-meta>
</file>